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itle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eting Agenda &amp; Minutes</text:p>
      <text:p text:style-name="P1">&lt;Topic of the meeting&gt;</text:p>
      <text:p text:style-name="Standard"/>
      <text:p text:style-name="No_20_Spacing">Date: </text:p>
      <text:p text:style-name="No_20_Spacing">Time: </text:p>
      <text:p text:style-name="No_20_Spacing">Duration: <text:bookmark text:name="_GoBack"/></text:p>
      <text:p text:style-name="No_20_Spacing">Present:</text:p>
      <text:p text:style-name="No_20_Spacing">Regrets:</text:p>
      <text:p text:style-name="No_20_Spacing">Note Taker:</text:p>
      <text:p text:style-name="No_20_Spacing"/>
      <text:h text:style-name="Heading_20_1" text:outline-level="1">Agenda:</text:h>
      <text:p text:style-name="Standard"/>
      <text:p text:style-name="Standard"/>
      <text:h text:style-name="Heading_20_1" text:outline-level="1">Discussion:</text:h>
      <text:p text:style-name="Standard"/>
      <text:p text:style-name="Standard"/>
      <text:h text:style-name="Heading_20_1" text:outline-level="1">Action Items: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hahid Sharif</meta:initial-creator>
    <dc:creator>Shahid Sharif</dc:creator>
    <meta:editing-cycles>2</meta:editing-cycles>
    <meta:creation-date>2019-06-27T16:54:00</meta:creation-date>
    <dc:date>2019-07-02T12:00:00</dc:date>
    <meta:editing-duration>PT1M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11" meta:word-count="19" meta:character-count="126" meta:non-whitespace-character-count="115"/>
    <meta:user-defined meta:name="AppVersion">16.0000</meta:user-defined>
    <meta:user-defined meta:name="ContentTypeId">0x010100D2F1DEE29EE9524397675DF95C0EAF60</meta:user-defined>
    <meta:user-defined meta:name="_dlc_DocIdItemGuid">d62f8f01-0959-4fe3-8fe1-339004f8f21d</meta:user-defined>
    <meta:template xlink:type="simple" xlink:actuate="onRequest" xlink:title="Normal" xlink:href=""/>
  </office:meta>
</office:document-meta>
</file>